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ea9" officeooo:paragraph-rsid="00168ea9"/>
    </style:style>
    <style:style style:name="P2" style:family="paragraph" style:parent-style-name="Standard">
      <style:text-properties officeooo:rsid="00168ea9" officeooo:paragraph-rsid="0017a2a7"/>
    </style:style>
    <style:style style:name="P3" style:family="paragraph" style:parent-style-name="Standard">
      <style:text-properties officeooo:rsid="0017a2a7" officeooo:paragraph-rsid="0017a2a7"/>
    </style:style>
    <style:style style:name="P4" style:family="paragraph" style:parent-style-name="Standard">
      <style:text-properties fo:font-weight="bold" officeooo:rsid="00168ea9" officeooo:paragraph-rsid="00168ea9" style:font-weight-asian="bold" style:font-weight-complex="bold"/>
    </style:style>
    <style:style style:name="T1" style:family="text">
      <style:text-properties officeooo:rsid="0017a2a7"/>
    </style:style>
    <style:style style:name="T2" style:family="text">
      <style:text-properties officeooo:rsid="00184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mmary of Documents</text:p>
      <text:p text:style-name="P1"/>
      <text:p text:style-name="P1">1. essepaper – visionary, inspiring big picture overview and technology ideas introduction.</text:p>
      <text:p text:style-name="P1"/>
      <text:p text:style-name="P1">2. essetechnical paper - <text:s/>intrdoction to technology ideas and discussion on application-block</text:p>
      <text:p text:style-name="P1"/>
      <text:p text:style-name="P1"><text:tab/>2.1 proofof – discussion on preventing fraud and integrity of system</text:p>
      <text:p text:style-name="P1"><text:tab/>2.2 measuregranularity – discussion on measurement integrity</text:p>
      <text:p text:style-name="P1"><text:tab/>2.3 contractapp - <text:s/>not started yet - <text:span text:style-name="T2">detail now how to build</text:span></text:p>
      <text:p text:style-name="P2"><text:tab/>2.4 <text:span text:style-name="T1">data-encryption – not started yet - <text:s/>mathematics used</text:span></text:p>
      <text:p text:style-name="P3"><text:tab/>2.5 knowledgesignal – not started yet – <text:span text:style-name="T2">mathematics model detail</text:span></text:p>
      <text:p text:style-name="P3"><text:tab/>2.6 updateblockchain – not started yet – <text:span text:style-name="T2">detail of blockchain mechanics</text:span></text:p>
      <text:p text:style-name="P3"/>
      <text:p text:style-name="P3">3. Market adoption and strategic timing – not started yet</text:p>
      <text:p text:style-name="P3"/>
      <text:p text:style-name="P3">4. DAO decentralized autonomous <text:span text:style-name="T2">organization</text:span> – not started yet – <text:span text:style-name="T2">managing whole project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1:28:36.314667641</meta:creation-date>
    <meta:generator>LibreOffice/4.2.6.3$Linux_X86_64 LibreOffice_project/420m0$Build-3</meta:generator>
    <dc:date>2014-09-15T11:38:13.658808290</dc:date>
    <meta:editing-duration>PT1M46S</meta:editing-duration>
    <meta:editing-cycles>2</meta:editing-cycles>
    <meta:document-statistic meta:table-count="0" meta:image-count="0" meta:object-count="0" meta:page-count="1" meta:paragraph-count="11" meta:word-count="99" meta:character-count="734" meta:non-whitespace-character-count="626"/>
  </office:meta>
</office:document-meta>
</file>